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72cm" fo:min-width="1.622cm"/>
    </style:style>
    <style:style style:name="gr2" style:family="graphic" style:parent-style-name="standard">
      <style:graphic-properties svg:stroke-color="#f58220" draw:fill-color="#f58220" draw:textarea-horizontal-align="justify" draw:textarea-vertical-align="middle" draw:auto-grow-height="false" fo:min-height="0.75cm" fo:min-width="2.5cm"/>
    </style:style>
    <style:style style:name="gr3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75cm" fo:min-width="1.375cm"/>
    </style:style>
    <style:style style:name="gr4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75cm" fo:min-width="1.375cm"/>
    </style:style>
    <style:style style:name="gr5" style:family="graphic" style:parent-style-name="objectwithoutfill">
      <style:graphic-properties svg:stroke-color="#ef413d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08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loext:graphic-properties draw:fill-color="#f58220"/>
      <style:paragraph-properties fo:text-align="center"/>
      <style:text-properties style:font-name="Liberation Sans1" fo:font-size="1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-color="#729fcf"/>
      <style:paragraph-properties fo:margin-left="0cm" fo:margin-right="0cm" fo:text-align="center" fo:text-indent="0cm"/>
      <style:text-properties style:font-name="Liberation Sans1" fo:font-size="10pt" style:letter-kerning="true" style:font-name-asian="AR PL SungtiL GB" style:font-size-asian="18pt" style:font-name-complex="Lohit Devanagari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ce181e"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Sans1" fo:font-size="18pt" style:font-size-asian="40pt" style:font-size-complex="40pt"/>
    </style:style>
    <style:style style:name="T4" style:family="text">
      <style:text-properties style:font-name="Liberation Sans1" fo:font-size="10pt" style:letter-kerning="true" style:font-name-asian="AR PL SungtiL GB" style:font-size-asian="18pt" style:font-name-complex="Lohit Devanagari" style:font-size-complex="18pt"/>
    </style:style>
    <style:style style:name="T5" style:family="text">
      <style:text-properties fo:color="#ce181e" fo:font-size="12pt" style:font-size-asian="12pt" style:font-size-complex="12pt"/>
    </style:style>
    <style:style style:name="T6" style:family="text">
      <style:text-properties fo:color="#ce181e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3cm" svg:height="3cm" svg:x="1.972cm" svg:y="2cm">
          <text:p text:style-name="P1"><text:span text:style-name="T1">Productor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3cm" svg:x="16.08cm" svg:y="2cm">
          <text:p text:style-name="P1"><text:span text:style-name="T1">Consumidor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3cm" svg:height="1cm" svg:x="9.37cm" svg:y="3cm">
          <text:p text:style-name="P1"><text:span text:style-name="T3">pipe_buf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1.875cm" svg:height="1cm" svg:x="2.535cm" svg:y="3cm">
          <text:p text:style-name="P4"><text:span text:style-name="T4">src_bu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3" draw:id="id3" draw:layer="layout" svg:width="1.875cm" svg:height="1cm" svg:x="16.643cm" svg:y="3cm">
          <text:p text:style-name="P4"><text:span text:style-name="T4">dst_bu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4.41cm" svg:y1="3.5cm" svg:x2="9.37cm" svg:y2="3.5cm" draw:start-shape="id1" draw:start-glue-point="1" draw:end-shape="id2" draw:end-glue-point="3" svg:d="M4410 3500h4960" svg:viewBox="0 0 4961 1">
          <text:p text:style-name="P1"><text:span text:style-name="T5"><text:s text:c="2"/></text:span><text:span text:style-name="T5">write(pipefds[1])</text:span></text:p>
          <text:p text:style-name="P1"/>
        </draw:connector>
        <draw:connector draw:style-name="gr5" draw:text-style-name="P6" draw:layer="layout" draw:type="line" svg:x1="12.37cm" svg:y1="3.5cm" svg:x2="16.643cm" svg:y2="3.5cm" draw:start-shape="id2" draw:start-glue-point="1" draw:end-shape="id3" draw:end-glue-point="3" svg:d="M12370 3500h4273" svg:viewBox="0 0 4274 1">
          <text:p text:style-name="P1"><text:span text:style-name="T5">read(pipefds[0]) <text:s/></text:span></text:p>
          <text:p text:style-name="P1"/>
        </draw:connector>
        <draw:frame draw:style-name="gr6" draw:text-style-name="P7" draw:layer="layout" svg:width="6.141cm" svg:height="0.645cm" svg:x="7.8cm" svg:y="5.478cm">
          <draw:text-box>
            <text:p text:style-name="P1"><text:span text:style-name="T6">Espacio de direcciones del kernel</text:span></text:p>
          </draw:text-box>
        </draw:frame>
        <draw:frame draw:style-name="gr7" draw:text-style-name="P7" draw:layer="layout" svg:width="4.405cm" svg:height="1.039cm" svg:x="1.27cm" svg:y="5.281cm">
          <draw:text-box>
            <text:p text:style-name="P1"><text:span text:style-name="T6">Espacio de direcciones</text:span></text:p>
            <text:p text:style-name="P1"><text:span text:style-name="T6">del proceso productor</text:span></text:p>
          </draw:text-box>
        </draw:frame>
        <draw:frame draw:style-name="gr8" draw:text-style-name="P7" draw:layer="layout" svg:width="4.587cm" svg:height="1.039cm" svg:x="15.287cm" svg:y="5.281cm">
          <draw:text-box>
            <text:p text:style-name="P1"><text:span text:style-name="T6">Espacio de direcciones</text:span></text:p>
            <text:p text:style-name="P1"><text:span text:style-name="T6">del proceso consumid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1T13:39:38.746919334</meta:creation-date>
    <meta:editing-duration>PT2H53M38S</meta:editing-duration>
    <meta:editing-cycles>47</meta:editing-cycles>
    <meta:generator>LibreOffice/6.0.7.3$Linux_X86_64 LibreOffice_project/00m0$Build-3</meta:generator>
    <dc:title>depurame</dc:title>
    <dc:date>2020-10-17T11:34:22.901524144</dc:date>
    <meta:document-statistic meta:object-count="10"/>
  </office:meta>
</office:document-meta>
</file>